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cm" svg:x="2.5cm" svg:y="1.5cm" draw:corner-radius="0.5cm">
          <text:p text:style-name="P1"><text:span text:style-name="T1">task_delete ()</text:span></text:p>
        </draw:rect>
        <draw:rect draw:style-name="gr1" draw:text-style-name="P2" draw:layer="layout" svg:width="2cm" svg:height="1cm" svg:x="3.5cm" svg:y="18.5cm" draw:corner-radius="0.5cm">
          <text:p text:style-name="P1"><text:span text:style-name="T1">Готово</text:span></text:p>
        </draw:rect>
        <draw:line draw:style-name="gr2" draw:text-style-name="P2" draw:layer="layout" svg:x1="4.5cm" svg:y1="2.5cm" svg:x2="4.5cm" svg:y2="3.5cm">
          <text:p/>
        </draw:line>
        <draw:connector draw:style-name="gr3" draw:text-style-name="P2" draw:layer="layout" svg:x1="10.5cm" svg:y1="5cm" svg:x2="4.5cm" svg:y2="5.55cm" draw:start-shape="id1" draw:start-glue-point="2" draw:end-shape="id2" draw:end-glue-point="1" svg:d="m10500 5000v550h-6000">
          <text:p/>
        </draw:connector>
        <draw:line draw:style-name="gr4" draw:text-style-name="P2" draw:layer="layout" svg:x1="10.5cm" svg:y1="7.5cm" svg:x2="10.5cm" svg:y2="8cm">
          <text:p/>
        </draw:line>
        <draw:line draw:style-name="gr4" draw:text-style-name="P2" draw:layer="layout" svg:x1="4.5cm" svg:y1="18cm" svg:x2="4.5cm" svg:y2="18.5cm">
          <text:p/>
        </draw:line>
        <draw:custom-shape draw:style-name="gr5" draw:text-style-name="P2" draw:layer="layout" svg:width="5cm" svg:height="1.5cm" svg:x="2cm" svg:y="10cm">
          <text:p text:style-name="P1"><text:span text:style-name="T1">Задача ждёт сигнал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6.562cm" svg:y="6.25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6.65cm" svg:y="3.5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6.562cm" svg:y="9.967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3.35cm" svg:y="4.9cm">
          <draw:text-box>
            <text:p><text:span text:style-name="T1">Нет</text:span></text:p>
          </draw:text-box>
        </draw:frame>
        <draw:frame draw:style-name="gr6" draw:text-style-name="P3" draw:layer="layout" svg:width="1.124cm" svg:height="0.683cm" svg:x="3.35cm" svg:y="11.367cm">
          <draw:text-box>
            <text:p><text:span text:style-name="T1">Нет</text:span></text:p>
          </draw:text-box>
        </draw:frame>
        <draw:custom-shape draw:style-name="gr5" draw:text-style-name="P2" draw:layer="layout" svg:width="5cm" svg:height="1cm" svg:x="2cm" svg:y="17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.5cm" svg:x="2cm" svg:y="3.5cm">
          <text:p text:style-name="P1"><text:span text:style-name="T1">Текущая задач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cm" svg:height="1.4cm" svg:x="1.5cm" svg:y="14.6cm">
          <text:p text:style-name="P1"><text:span text:style-name="T1">Есть завершител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124cm" svg:height="0.683cm" svg:x="3.376cm" svg:y="7.85cm">
          <draw:text-box>
            <text:p><text:span text:style-name="T1">Нет</text:span></text:p>
          </draw:text-box>
        </draw:frame>
        <draw:line draw:style-name="gr2" draw:text-style-name="P2" draw:layer="layout" svg:x1="4.5cm" svg:y1="14.1cm" svg:x2="4.5cm" svg:y2="14.6cm">
          <text:p/>
        </draw:line>
        <draw:line draw:style-name="gr2" draw:text-style-name="P2" draw:layer="layout" svg:x1="4.5cm" svg:y1="16cm" svg:x2="4.5cm" svg:y2="17cm">
          <text:p/>
        </draw:line>
        <draw:line draw:style-name="gr2" draw:text-style-name="P2" draw:layer="layout" svg:x1="7.5cm" svg:y1="15.3cm" svg:x2="8cm" svg:y2="15.3cm">
          <text:p/>
        </draw:line>
        <draw:frame draw:style-name="gr6" draw:text-style-name="P3" draw:layer="layout" svg:width="1.124cm" svg:height="0.683cm" svg:x="3.1cm" svg:y="15.753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6.962cm" svg:y="14.517cm">
          <draw:text-box>
            <text:p><text:span text:style-name="T1">Да</text:span></text:p>
          </draw:text-box>
        </draw:frame>
        <draw:custom-shape draw:style-name="gr5" draw:text-style-name="P2" draw:id="id1" draw:layer="layout" svg:width="5cm" svg:height="1.5cm" svg:x="8cm" svg:y="3.5cm">
          <text:p text:style-name="P1"><text:span text:style-name="T1">Удаление задачи</text:span></text:p>
          <text:p text:style-name="P1"><text:span text:style-name="T1">из списока task_activ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.25cm" svg:x2="8cm" svg:y2="4.25cm">
          <text:p/>
        </draw:line>
        <draw:line draw:style-name="gr2" draw:text-style-name="P2" draw:id="id2" draw:layer="layout" svg:x1="4.5cm" svg:y1="5cm" svg:x2="4.5cm" svg:y2="6.1cm">
          <text:p/>
        </draw:line>
        <draw:line draw:style-name="gr2" draw:text-style-name="P2" draw:layer="layout" svg:x1="7cm" svg:y1="7cm" svg:x2="8cm" svg:y2="7cm">
          <text:p/>
        </draw:line>
        <draw:custom-shape draw:style-name="gr5" draw:text-style-name="P2" draw:layer="layout" svg:width="5cm" svg:height="2cm" svg:x="2cm" svg:y="6cm">
          <text:p text:style-name="P1"><text:span text:style-name="T1">Задача</text:span><text:span text:style-name="T1"><text:line-break/></text:span><text:span text:style-name="T1">ждёт освобождения</text:span><text:span text:style-name="T1"><text:line-break/></text:span><text:span text:style-name="T1">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5cm" svg:height="1cm" svg:x="8cm" svg:y="6.5cm">
          <text:p text:style-name="P1"><text:span text:style-name="T1">Отмена ожидания</text:span><text:span text:style-name="T1"><text:line-break/></text:span><text:span text:style-name="T1">мутекс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8cm" svg:y="8cm">
          <text:p text:style-name="P1"><text:span text:style-name="T1">Перевычисление приоритета</text:span><text:span text:style-name="T1"><text:line-break/></text:span><text:span text:style-name="T1">мутекса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cm" svg:y1="9cm" svg:x2="4.5cm" svg:y2="9.55cm" svg:d="m10500 9000v550h-6000">
          <text:p/>
        </draw:connector>
        <draw:line draw:style-name="gr2" draw:text-style-name="P2" draw:layer="layout" svg:x1="4.5cm" svg:y1="8cm" svg:x2="4.5cm" svg:y2="10cm">
          <text:p/>
        </draw:line>
        <draw:custom-shape draw:style-name="gr5" draw:text-style-name="P2" draw:id="id3" draw:layer="layout" svg:width="5cm" svg:height="1.15cm" svg:x="8cm" svg:y="10.15cm">
          <text:p text:style-name="P1"><text:span text:style-name="T1">Отмена ожидания</text:span><text:span text:style-name="T1"><text:line-break/></text:span><text:span text:style-name="T1">сигнала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0.75cm" svg:x2="8cm" svg:y2="10.75cm">
          <text:p/>
        </draw:line>
        <draw:line draw:style-name="gr2" draw:text-style-name="P2" draw:id="id4" draw:layer="layout" svg:x1="4.5cm" svg:y1="11.5cm" svg:x2="4.5cm" svg:y2="12.6cm">
          <text:p/>
        </draw:line>
        <draw:connector draw:style-name="gr3" draw:text-style-name="P2" draw:layer="layout" svg:x1="10.5cm" svg:y1="11.3cm" svg:x2="4.5cm" svg:y2="12.05cm" draw:start-shape="id3" draw:start-glue-point="2" draw:end-shape="id4" svg:d="m10500 11300v750h-6000">
          <text:p/>
        </draw:connector>
        <draw:custom-shape draw:style-name="gr5" draw:text-style-name="P2" draw:layer="layout" svg:width="5cm" svg:height="1.5cm" svg:x="2cm" svg:y="12.55cm">
          <text:p text:style-name="P1"><text:span text:style-name="T1">Освобождение всех</text:span><text:span text:style-name="T1"><text:line-break/></text:span><text:span text:style-name="T1">мутексов, захваченных</text:span><text:span text:style-name="T1"><text:line-break/></text:span><text:span text:style-name="T1">задачей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5" draw:layer="layout" svg:width="5cm" svg:height="1.15cm" svg:x="8cm" svg:y="14.75cm">
          <text:p text:style-name="P1"><text:span text:style-name="T1">Отправка сигнала</text:span><text:span text:style-name="T1"><text:line-break/></text:span><text:span text:style-name="T1">завершителю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cm" svg:y1="15.9cm" svg:x2="4.5cm" svg:y2="16.45cm" draw:start-shape="id5" draw:start-glue-point="2" svg:d="m10500 15900v526h-6000v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9:57:42</dc:date>
    <meta:editing-duration>PT02H08M12S</meta:editing-duration>
    <meta:editing-cycles>53</meta:editing-cycles>
    <meta:generator>OpenOffice.org/3.2$Unix OpenOffice.org_project/320m12$Build-9483</meta:generator>
    <meta:document-statistic meta:object-count="37"/>
  </office:meta>
</office:document-meta>
</file>